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8pt" fo:font-weight="normal" officeooo:rsid="001a58d3" officeooo:paragraph-rsid="001a58d3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officeooo:rsid="001973ce" officeooo:paragraph-rsid="001a58d3" style:font-size-asian="38.5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officeooo:rsid="001a58d3" officeooo:paragraph-rsid="001a58d3" style:font-size-asian="38.5pt" style:font-weight-asian="bold" style:font-size-complex="4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vilege Escalation</text:p>
      <text:p text:style-name="P2"/>
      <text:p text:style-name="P1">This rules have to be followed while operating a server or a system</text:p>
      <text:p text:style-name="P1"/>
      <text:p text:style-name="P1">→ never use root account by default</text:p>
      <text:p text:style-name="P1">→ set the root ssh login to deny by default so nobody can root login via ssh</text:p>
      <text:p text:style-name="P1"/>
      <text:p text:style-name="P1">→ if you need extra permission then use the sudo command</text:p>
      <text:p text:style-name="P1"/>
      <text:p text:style-name="P1">→ sudo takes a command and execute it as a root</text:p>
      <text:p text:style-name="P1"/>
      <text:p text:style-name="P1">→ the sudo program looks the sudoers file and see whu is authorized to do what</text:p>
      <text:p text:style-name="P1"/>
      <text:p text:style-name="P1">→ if any user other that root is allowed to do anything in sudoers file he can perform this command with his password</text:p>
      <text:p text:style-name="P1"><text:soft-page-break/>→ a timeout config should be made to expires his sudo privileges </text:p>
      <text:p text:style-name="P1"/>
      <text:p text:style-name="P1">sudo takes log of</text:p>
      <text:p text:style-name="P1"/>
      <text:p text:style-name="P1"><text:tab/>→ what command is used</text:p>
      <text:p text:style-name="P1"><text:tab/>→ who run this command</text:p>
      <text:p text:style-name="P1"><text:tab/>→ the directory the command is run from</text:p>
      <text:p text:style-name="P1"><text:tab/>→ time of the command that is executed</text:p>
      <text:p text:style-name="P1"/>
      <text:p text:style-name="P1"/>
      <text:p text:style-name="P1">sudoers file take the</text:p>
      <text:p text:style-name="P1"><text:tab/>→permission information</text:p>
      <text:p text:style-name="P1"><text:tab/>→ what permission to give whom</text:p>
      <text:p text:style-name="P1"><text:tab/>→ the hosts from where the command is given</text:p>
      <text:p text:style-name="P1"><text:tab/>→ the commands a specific user can ru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00:36:52.357575502</meta:creation-date>
    <dc:date>2019-11-30T00:45:23.039023538</dc:date>
    <meta:editing-duration>PT8M32S</meta:editing-duration>
    <meta:editing-cycles>1</meta:editing-cycles>
    <meta:document-statistic meta:table-count="0" meta:image-count="0" meta:object-count="0" meta:page-count="2" meta:paragraph-count="19" meta:word-count="171" meta:character-count="862" meta:non-whitespace-character-count="701"/>
    <meta:generator>LibreOffice/6.3.3.2$Linux_X86_64 LibreOffice_project/a64200df03143b798afd1ec74a12ab50359878ed</meta:generator>
  </office:meta>
</office:document-meta>
</file>